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GTAP_export_elasticities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elasticity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MANUFACTURE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-2" calcext:value-type="float">
            <text:p>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7T15:10:49.954523976</dc:date>
    <meta:editing-duration>PT4H32M57S</meta:editing-duration>
    <meta:editing-cycles>1</meta:editing-cycles>
    <meta:document-statistic meta:table-count="1" meta:cell-count="14" meta:object-count="0"/>
    <meta:generator>LibreOffice/7.3.7.2$Linux_X86_64 LibreOffice_project/30$Build-2</meta:generator>
  </office:meta>
</office:document-meta>
</file>